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D00000164CA9F7361BC8ECF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55cm" svg:height="12.558cm" svg:x="5.016cm" svg:y="3.413cm">
          <draw:image xlink:href="Pictures/10000201000001FD00000164CA9F7361BC8ECF81.png" xlink:type="simple" xlink:show="embed" xlink:actuate="onLoad" loext:mime-type="image/png">
            <text:p text:style-name="P1"/>
          </draw:image>
        </draw:frame>
        <draw:frame draw:style-name="gr2" draw:text-style-name="P2" draw:layer="layout" svg:width="2.413cm" svg:height="0.962cm" svg:x="11.16cm" svg:y="14.589cm">
          <draw:text-box>
            <text:p>Axis 0</text:p>
          </draw:text-box>
        </draw:frame>
        <draw:frame draw:style-name="gr3" draw:text-style-name="P2" draw:layer="layout" svg:width="3.175cm" svg:height="0.962cm" svg:x="8.112cm" svg:y="14.516cm">
          <draw:text-box>
            <text:p>Axis 1</text:p>
          </draw:text-box>
        </draw:frame>
        <draw:frame draw:style-name="gr3" draw:text-style-name="P2" draw:layer="layout" svg:width="2.667cm" svg:height="0.962cm" svg:x="13.827cm" svg:y="14.516cm">
          <draw:text-box>
            <text:p>Axis 3</text:p>
          </draw:text-box>
        </draw:frame>
        <draw:frame draw:style-name="gr4" draw:text-style-name="P2" draw:layer="layout" svg:width="2.413cm" svg:height="1.143cm" svg:x="16.875cm" svg:y="14.589cm">
          <draw:text-box>
            <text:p>Axis 4</text:p>
          </draw:text-box>
        </draw:frame>
        <draw:frame draw:style-name="gr5" draw:text-style-name="P2" draw:layer="layout" svg:width="2.667cm" svg:height="1.016cm" svg:x="5.191cm" svg:y="8.874cm">
          <draw:text-box>
            <text:p>Axis 6-</text:p>
          </draw:text-box>
        </draw:frame>
        <draw:frame draw:style-name="gr5" draw:text-style-name="P2" draw:layer="layout" svg:width="2.667cm" svg:height="1.016cm" svg:x="5.064cm" svg:y="11.033cm">
          <draw:text-box>
            <text:p>Axis 6+</text:p>
          </draw:text-box>
        </draw:frame>
        <draw:frame draw:style-name="gr5" draw:text-style-name="P2" draw:layer="layout" svg:width="2.667cm" svg:height="1.016cm" svg:x="5.064cm" svg:y="10.017cm">
          <draw:text-box>
            <text:p>Axis 7+</text:p>
          </draw:text-box>
        </draw:frame>
        <draw:frame draw:style-name="gr5" draw:text-style-name="P2" draw:layer="layout" svg:width="2.667cm" svg:height="1.016cm" svg:x="5.064cm" svg:y="7.858cm">
          <draw:text-box>
            <text:p>Axis 7-</text:p>
          </draw:text-box>
        </draw:frame>
        <draw:frame draw:style-name="gr5" draw:text-style-name="P2" draw:layer="layout" svg:width="4.826cm" svg:height="1.016cm" svg:x="10.652cm" svg:y="3.794cm">
          <draw:text-box>
            <text:p>Button-8</text:p>
          </draw:text-box>
        </draw:frame>
        <draw:frame draw:style-name="gr5" draw:text-style-name="P2" draw:layer="layout" svg:width="4.445cm" svg:height="1.016cm" svg:x="14.589cm" svg:y="3.794cm">
          <draw:text-box>
            <text:p>Button-9</text:p>
          </draw:text-box>
        </draw:frame>
        <draw:frame draw:style-name="gr3" draw:text-style-name="P2" draw:layer="layout" svg:width="3.937cm" svg:height="0.962cm" svg:x="5.318cm" svg:y="6.642cm">
          <draw:text-box>
            <text:p>Btn-4</text:p>
          </draw:text-box>
        </draw:frame>
        <draw:frame draw:style-name="gr6" draw:text-style-name="P2" draw:layer="layout" svg:width="4.445cm" svg:height="1.27cm" svg:x="5.191cm" svg:y="5.572cm">
          <draw:text-box>
            <text:p>Axis-2</text:p>
          </draw:text-box>
        </draw:frame>
        <draw:frame draw:style-name="gr3" draw:text-style-name="P2" draw:layer="layout" svg:width="3.048cm" svg:height="0.962cm" svg:x="5.191cm" svg:y="12.103cm">
          <draw:text-box>
            <text:p>Btn-11</text:p>
          </draw:text-box>
        </draw:frame>
        <draw:frame draw:style-name="gr4" draw:text-style-name="P2" draw:layer="layout" svg:width="4.191cm" svg:height="1.143cm" svg:x="19.923cm" svg:y="12.176cm">
          <draw:text-box>
            <text:p>Btn-12</text:p>
          </draw:text-box>
        </draw:frame>
        <draw:frame draw:style-name="gr6" draw:text-style-name="P2" draw:layer="layout" svg:width="2.794cm" svg:height="1.27cm" svg:x="20.177cm" svg:y="9.89cm">
          <draw:text-box>
            <text:p>Btn-0</text:p>
          </draw:text-box>
        </draw:frame>
        <draw:frame draw:style-name="gr4" draw:text-style-name="P2" draw:layer="layout" svg:width="3.175cm" svg:height="1.143cm" svg:x="20.05cm" svg:y="9.001cm">
          <draw:text-box>
            <text:p>Btn-1</text:p>
          </draw:text-box>
        </draw:frame>
        <draw:frame draw:style-name="gr7" draw:text-style-name="P2" draw:layer="layout" svg:width="2.794cm" svg:height="1.524cm" svg:x="20.05cm" svg:y="11.033cm">
          <draw:text-box>
            <text:p>Btn-3</text:p>
          </draw:text-box>
        </draw:frame>
        <draw:frame draw:style-name="gr8" draw:text-style-name="P2" draw:layer="layout" svg:width="4.191cm" svg:height="1.397cm" svg:x="20.05cm" svg:y="7.858cm">
          <draw:text-box>
            <text:p>Btn-2</text:p>
          </draw:text-box>
        </draw:frame>
        <draw:frame draw:style-name="gr6" draw:text-style-name="P2" draw:layer="layout" svg:width="3.429cm" svg:height="1.27cm" svg:x="20.05cm" svg:y="6.588cm">
          <draw:text-box>
            <text:p>Btn-5</text:p>
          </draw:text-box>
        </draw:frame>
        <draw:frame draw:style-name="gr5" draw:text-style-name="P2" draw:layer="layout" svg:width="5.207cm" svg:height="1.016cm" svg:x="20.05cm" svg:y="5.445cm">
          <draw:text-box>
            <text:p>Axis-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20:18:14.245649749</dc:date>
    <meta:editing-duration>PT2M54S</meta:editing-duration>
    <meta:editing-cycles>1</meta:editing-cycles>
    <meta:document-statistic meta:object-count="21"/>
    <meta:generator>LibreOffice/6.4.6.2$Linux_X86_64 LibreOffice_project/40$Build-2</meta:generator>
  </office:meta>
</office:document-meta>
</file>